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b0366" officeooo:paragraph-rsid="001b0366"/>
    </style:style>
    <style:style style:name="P2" style:family="paragraph" style:parent-style-name="Standard">
      <style:text-properties officeooo:rsid="001f6519" officeooo:paragraph-rsid="001f6519"/>
    </style:style>
    <style:style style:name="P3" style:family="paragraph" style:parent-style-name="Text_20_body">
      <style:text-properties officeooo:rsid="001b0366" officeooo:paragraph-rsid="001b0366"/>
    </style:style>
    <style:style style:name="P4" style:family="paragraph" style:parent-style-name="Text_20_body">
      <style:text-properties officeooo:paragraph-rsid="001b0366"/>
    </style:style>
    <style:style style:name="P5" style:family="paragraph" style:parent-style-name="Text_20_body">
      <style:text-properties officeooo:rsid="001cfa09" officeooo:paragraph-rsid="001cfa09"/>
    </style:style>
    <style:style style:name="P6" style:family="paragraph" style:parent-style-name="Text_20_body">
      <style:text-properties officeooo:rsid="001e53a9" officeooo:paragraph-rsid="001ec325"/>
    </style:style>
    <style:style style:name="P7" style:family="paragraph" style:parent-style-name="Text_20_body">
      <style:text-properties officeooo:rsid="001ec325" officeooo:paragraph-rsid="001ec325"/>
    </style:style>
    <style:style style:name="P8" style:family="paragraph" style:parent-style-name="Standard">
      <style:text-properties officeooo:rsid="001f6519" officeooo:paragraph-rsid="0021fd92"/>
    </style:style>
    <style:style style:name="P9" style:family="paragraph" style:parent-style-name="Standard" style:list-style-name="L1">
      <style:text-properties officeooo:rsid="001b0366" officeooo:paragraph-rsid="001b0366"/>
    </style:style>
    <style:style style:name="P10" style:family="paragraph" style:parent-style-name="Standard">
      <style:text-properties officeooo:paragraph-rsid="001f6519"/>
    </style:style>
    <style:style style:name="P11" style:family="paragraph" style:parent-style-name="Heading_20_1">
      <style:text-properties officeooo:paragraph-rsid="001b0366"/>
    </style:style>
    <style:style style:name="P12" style:family="paragraph" style:parent-style-name="Heading_20_2">
      <style:text-properties officeooo:paragraph-rsid="001b0366"/>
    </style:style>
    <style:style style:name="P13" style:family="paragraph" style:parent-style-name="Heading_20_2">
      <style:text-properties officeooo:paragraph-rsid="001c6b1d"/>
    </style:style>
    <style:style style:name="P14" style:family="paragraph" style:parent-style-name="Heading_20_2">
      <style:text-properties officeooo:rsid="001c6b1d" officeooo:paragraph-rsid="001c6b1d"/>
    </style:style>
    <style:style style:name="P15" style:family="paragraph" style:parent-style-name="Heading_20_2">
      <style:text-properties officeooo:rsid="001f6519" officeooo:paragraph-rsid="001f6519"/>
    </style:style>
    <style:style style:name="P16" style:family="paragraph" style:parent-style-name="Text_20_body" style:list-style-name="L2">
      <style:text-properties officeooo:rsid="001b0366" officeooo:paragraph-rsid="001b0366"/>
    </style:style>
    <style:style style:name="P17" style:family="paragraph" style:parent-style-name="Text_20_body" style:list-style-name="L2">
      <style:text-properties officeooo:rsid="001b0366" officeooo:paragraph-rsid="001c6b1d"/>
    </style:style>
    <style:style style:name="P18" style:family="paragraph" style:parent-style-name="Text_20_body" style:list-style-name="L3">
      <style:text-properties officeooo:rsid="001c6b1d" officeooo:paragraph-rsid="001c6b1d"/>
    </style:style>
    <style:style style:name="P19" style:family="paragraph" style:parent-style-name="Text_20_body" style:list-style-name="L4">
      <style:text-properties officeooo:rsid="001c6b1d" officeooo:paragraph-rsid="001c6b1d"/>
    </style:style>
    <style:style style:name="P20" style:family="paragraph" style:parent-style-name="Text_20_body" style:list-style-name="L5">
      <style:text-properties officeooo:rsid="001cfa09" officeooo:paragraph-rsid="001cfa09"/>
    </style:style>
    <style:style style:name="P21" style:family="paragraph" style:parent-style-name="Text_20_body" style:list-style-name="L6">
      <style:text-properties officeooo:rsid="001cfa09" officeooo:paragraph-rsid="001cfa09"/>
    </style:style>
    <style:style style:name="P22" style:family="paragraph" style:parent-style-name="Text_20_body" style:list-style-name="L7">
      <style:text-properties officeooo:rsid="001cfa09" officeooo:paragraph-rsid="001cfa09"/>
    </style:style>
    <style:style style:name="P23" style:family="paragraph" style:parent-style-name="Text_20_body" style:list-style-name="L7">
      <style:text-properties officeooo:rsid="001cfa09" officeooo:paragraph-rsid="001e53a9"/>
    </style:style>
    <style:style style:name="P24" style:family="paragraph" style:parent-style-name="Text_20_body" style:list-style-name="L7">
      <style:text-properties officeooo:rsid="001e53a9" officeooo:paragraph-rsid="001e53a9"/>
    </style:style>
    <style:style style:name="P25" style:family="paragraph" style:parent-style-name="Text_20_body" style:list-style-name="L8">
      <style:text-properties officeooo:rsid="001e53a9" officeooo:paragraph-rsid="001e53a9"/>
    </style:style>
    <style:style style:name="P26" style:family="paragraph" style:parent-style-name="Text_20_body" style:list-style-name="L8">
      <style:text-properties officeooo:rsid="001e53a9" officeooo:paragraph-rsid="001ec325"/>
    </style:style>
    <style:style style:name="P27" style:family="paragraph" style:parent-style-name="Text_20_body" style:list-style-name="L9">
      <style:text-properties officeooo:rsid="001f6519" officeooo:paragraph-rsid="001f6519"/>
    </style:style>
    <style:style style:name="P28" style:family="paragraph" style:parent-style-name="Text_20_body" style:list-style-name="L10">
      <style:text-properties officeooo:rsid="001f6519" officeooo:paragraph-rsid="001f6519"/>
    </style:style>
    <style:style style:name="P29" style:family="paragraph" style:parent-style-name="Text_20_body" style:list-style-name="L11">
      <style:text-properties officeooo:rsid="001f6519" officeooo:paragraph-rsid="001f6519"/>
    </style:style>
    <style:style style:name="T1" style:family="text">
      <style:text-properties officeooo:rsid="001b0366"/>
    </style:style>
    <style:style style:name="T2" style:family="text">
      <style:text-properties officeooo:rsid="001c6b1d"/>
    </style:style>
    <style:style style:name="T3" style:family="text">
      <style:text-properties officeooo:rsid="001e53a9"/>
    </style:style>
    <style:style style:name="T4" style:family="text">
      <style:text-properties officeooo:rsid="001ec325"/>
    </style:style>
    <style:style style:name="T5" style:family="text">
      <style:text-properties officeooo:rsid="0021fd92"/>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ydroelectric Dam Beat Chart</text:p>
      <text:p text:style-name="P1"/>
      <text:p text:style-name="P8"><text:tab/>The level takes place during <text:span text:style-name="T5">Half-life 2 Episode 2. <text:s text:c="2"/>Gordon and Alyx have fled City 17 and are trying to keep in front of the Combine on their way to White Forest. <text:s/>The players will start high on a cliff near some abandoned shacks. <text:s/>They will proceed down a path to the dam the cliff, explore the outside of the building, fight a combine assault, open the dam to delay the combine downstream and fight an attack helicopter as a finale.</text:span></text:p>
      <text:p text:style-name="P10"><text:span text:style-name="T1"><text:tab/>The level is designed as a single player alley level with each of the four main sections blocked by some task that the player must do before proceeding. <text:s/>Alyx is used both to help the player participate in larger and more difficult battles then he could on his own and also to help give hints on how to proceed.</text:span></text:p>
      <text:h text:style-name="Heading_20_1" text:outline-level="1"><text:span text:style-name="T1">Area</text:span> 1 <text:span text:style-name="T1">Abandoned Shacks</text:span></text:h>
      <text:p text:style-name="P5">You start the level on top of a cliff in a group of abandoned shacks. <text:s/>You will fight small groups of zombies while exploring the area.</text:p>
      <text:h text:style-name="Heading_20_2" text:outline-level="2">Progression</text:h>
      <text:list xml:id="list2695743438964110263" text:style-name="L1">
        <text:list-item>
          <text:p text:style-name="P9">Start the level with the hazard suit, <text:span text:style-name="T2">gravity gun </text:span>and a pistol.</text:p>
        </text:list-item>
        <text:list-item>
          <text:p text:style-name="P9">Encounter a few zombies.</text:p>
        </text:list-item>
        <text:list-item>
          <text:p text:style-name="P9">Explore the abandoned shacks and find some ammo and a crossbow.</text:p>
        </text:list-item>
        <text:list-item>
          <text:p text:style-name="P9">When you approach the gate you will be able to see the dam and the temporary bridge that the Combine are using to cross the river.</text:p>
        </text:list-item>
        <text:list-item>
          <text:p text:style-name="P9">Near the gate there is a secret trapdoor under one of the buildings.</text:p>
        </text:list-item>
        <text:list-item>
          <text:p text:style-name="P9">Find a shotgun and a switch to open the gate.</text:p>
        </text:list-item>
        <text:list-item>
          <text:p text:style-name="P9">Get assaulted by <text:span text:style-name="T2">group of </text:span>zombies, poison zombies and <text:span text:style-name="T2">a </text:span>fast zombies.</text:p>
        </text:list-item>
      </text:list>
      <text:p text:style-name="P1"/>
      <text:h text:style-name="Heading_20_2" text:outline-level="2">Enemies</text:h>
      <text:list xml:id="list7460294972470536764" text:style-name="L2">
        <text:list-item>
          <text:p text:style-name="P16">Zombies</text:p>
        </text:list-item>
        <text:list-item>
          <text:p text:style-name="P17">Poison Zombie</text:p>
        </text:list-item>
        <text:list-item>
          <text:p text:style-name="P17">Fast Zombie</text:p>
        </text:list-item>
      </text:list>
      <text:h text:style-name="Heading_20_2" text:outline-level="2">Gear</text:h>
      <text:list xml:id="list2122638541144392874" text:style-name="L3">
        <text:list-item>
          <text:p text:style-name="P18">Gravity gun</text:p>
        </text:list-item>
        <text:list-item>
          <text:p text:style-name="P18">Pistol</text:p>
        </text:list-item>
        <text:list-item>
          <text:p text:style-name="P18">Shotgun</text:p>
        </text:list-item>
        <text:list-item>
          <text:p text:style-name="P18">Crossbow</text:p>
        </text:list-item>
      </text:list>
      <text:h text:style-name="Heading_20_2" text:outline-level="2">Gate</text:h>
      <text:p text:style-name="P3">You will not be able to leave the area until you find the switch and trigger the zombie assault.</text:p>
      <text:p text:style-name="P3"><text:soft-page-break/></text:p>
      <text:h text:style-name="P11" text:outline-level="1"><text:span text:style-name="T1">Area</text:span> <text:span text:style-name="T1">2 Enter the Dam</text:span></text:h>
      <text:p text:style-name="P5">You will fight a few combine solders on the way down to the dam. <text:s/>This area is primarily based on exploration and should be conspicuously free of enemies <text:span text:style-name="T5">as a setup for the ambush later in the level</text:span>.</text:p>
      <text:h text:style-name="P12" text:outline-level="2">Progression</text:h>
      <text:list xml:id="list3036774846415814369" text:style-name="L4">
        <text:list-item>
          <text:p text:style-name="P19">Descend from the clifftop down the road toward the dam.</text:p>
        </text:list-item>
        <text:list-item>
          <text:p text:style-name="P19">Fight a few zombines.</text:p>
        </text:list-item>
        <text:list-item>
          <text:p text:style-name="P19">Get spotted by some combine scanners on the way down the road.</text:p>
        </text:list-item>
        <text:list-item>
          <text:p text:style-name="P19">A small combine patrol will attack you on the road.</text:p>
        </text:list-item>
        <text:list-item>
          <text:p text:style-name="P19">Enter the courtyard behind the turbine building.</text:p>
        </text:list-item>
        <text:list-item>
          <text:p text:style-name="P19">Explore the boxes in the courtyard.</text:p>
        </text:list-item>
        <text:list-item>
          <text:p text:style-name="P19">Behind some boxes you should find a vent you can crawl through and open the door.</text:p>
        </text:list-item>
        <text:list-item>
          <text:p text:style-name="P19">Find smg1 and some grenades and enough health and power to get to full.</text:p>
        </text:list-item>
      </text:list>
      <text:h text:style-name="P13" text:outline-level="2">Enemies</text:h>
      <text:list xml:id="list7312238964933319978" text:style-name="L5">
        <text:list-item>
          <text:p text:style-name="P20">Zombine</text:p>
        </text:list-item>
        <text:list-item>
          <text:p text:style-name="P20">Combine Scanner</text:p>
        </text:list-item>
        <text:list-item>
          <text:p text:style-name="P20">Combine Soldier</text:p>
        </text:list-item>
      </text:list>
      <text:h text:style-name="P14" text:outline-level="2">Gear</text:h>
      <text:list xml:id="list4309217472672397352" text:style-name="L6">
        <text:list-item>
          <text:p text:style-name="P21">Smg1</text:p>
        </text:list-item>
        <text:list-item>
          <text:p text:style-name="P21">Grenade</text:p>
        </text:list-item>
        <text:list-item>
          <text:p text:style-name="P21">Lots of health and power</text:p>
        </text:list-item>
      </text:list>
      <text:h text:style-name="P12" text:outline-level="2">Gate</text:h>
      <text:p text:style-name="P5">This section is gated <text:span text:style-name="T5">by a simple puzzle</text:span>. <text:s/><text:span text:style-name="T5">The players will need to find a way past a locked door by searching the map thoroughly and crawling through a vent.</text:span></text:p>
      <text:p text:style-name="P4"/>
      <text:h text:style-name="P11" text:outline-level="1"><text:span text:style-name="T1">Area</text:span> <text:span text:style-name="T1">3 Combine Assault</text:span></text:h>
      <text:p text:style-name="P5">The slow exploration of the last section is a setup for <text:span text:style-name="T4">the big assault </text:span>this area.</text:p>
      <text:h text:style-name="P12" text:outline-level="2">Progression</text:h>
      <text:list xml:id="list2245134471440186189" text:style-name="L7">
        <text:list-item>
          <text:p text:style-name="P22">Enter the turbine room.</text:p>
        </text:list-item>
        <text:list-item>
          <text:p text:style-name="P22"><text:soft-page-break/>The assault trigger will require both the player and Alyx just in case the player does not open the door and let her in.</text:p>
        </text:list-item>
        <text:list-item>
          <text:p text:style-name="P22">The assault</text:p>
          <text:list>
            <text:list-item>
              <text:p text:style-name="P22">Slam the door that the player just came through.</text:p>
            </text:list-item>
            <text:list-item>
              <text:p text:style-name="P22">Explosions at the ceiling will blow out the windows on the third floor. <text:s/><text:span text:style-name="T3">Elite Combine Soldiers rappel from third floor.</text:span></text:p>
            </text:list-item>
            <text:list-item>
              <text:p text:style-name="P23">The two doors at the <text:span text:style-name="T3">side open and Combine soldiers throw grenades and rush the room.</text:span></text:p>
            </text:list-item>
            <text:list-item>
              <text:p text:style-name="P24">More enemies will be in the control room.</text:p>
            </text:list-item>
          </text:list>
        </text:list-item>
        <text:list-item>
          <text:p text:style-name="P24">Climb to the second floor and enter the control room. <text:s/>Throw a switch that open the dam to destroy the bridge. <text:s/></text:p>
        </text:list-item>
        <text:list-item>
          <text:p text:style-name="P24">Assault stage 2</text:p>
          <text:list>
            <text:list-item>
              <text:p text:style-name="P24">Another assault will open the front door to the building.</text:p>
            </text:list-item>
            <text:list-item>
              <text:p text:style-name="P24">More Elite soldiers will rappel from the ceiling.</text:p>
            </text:list-item>
          </text:list>
        </text:list-item>
      </text:list>
      <text:h text:style-name="P12" text:outline-level="2">Enemies</text:h>
      <text:list xml:id="list1538029016278629569" text:style-name="L8">
        <text:list-item>
          <text:p text:style-name="P25">Combine Soldiers</text:p>
        </text:list-item>
        <text:list-item>
          <text:p text:style-name="P25">Combine Shotgunner</text:p>
        </text:list-item>
        <text:list-item>
          <text:p text:style-name="P26">Combine Elite Soldier</text:p>
        </text:list-item>
      </text:list>
      <text:h text:style-name="P15" text:outline-level="2">Gear</text:h>
      <text:list xml:id="list7466961179911512443" text:style-name="L9">
        <text:list-item>
          <text:p text:style-name="P27">AR2</text:p>
        </text:list-item>
        <text:list-item>
          <text:p text:style-name="P27">Grenades</text:p>
        </text:list-item>
      </text:list>
      <text:h text:style-name="P12" text:outline-level="2">Gate</text:h>
      <text:p text:style-name="P6">The exit to this area is the front door to the building. <text:s/>The exit door will be opened by the second assault wave after the player used the switch in the control room.</text:p>
      <text:h text:style-name="P11" text:outline-level="1"><text:span text:style-name="T1">Area</text:span> <text:span text:style-name="T1">4 Attack Helicopter</text:span></text:h>
      <text:p text:style-name="P7">The last section is relatively simple. <text:s/>An attack helicopter has arrived with the Combine assault.</text:p>
      <text:h text:style-name="P12" text:outline-level="2">Progression</text:h>
      <text:p text:style-name="P7">Walk through the main doors of the turbine room and out into the courtyard.</text:p>
      <text:p text:style-name="P7">Defeat the attack helicopter</text:p>
      <text:p text:style-name="P7">When the helicopter is defeated it will crash on the exit fence opening the way for the player.</text:p>
      <text:h text:style-name="P12" text:outline-level="2">Enemies</text:h>
      <text:list xml:id="list3142265885616185686" text:style-name="L10">
        <text:list-item>
          <text:p text:style-name="P28">Helicopter</text:p>
        </text:list-item>
      </text:list>
      <text:h text:style-name="Heading_20_2" text:outline-level="2"><text:soft-page-break/>Gear</text:h>
      <text:list xml:id="list3412003528379197176" text:style-name="L11">
        <text:list-item>
          <text:p text:style-name="P29">Helicopter mines with the gravity gun</text:p>
        </text:list-item>
      </text:list>
      <text:h text:style-name="P12" text:outline-level="2">Gate</text:h>
      <text:p text:style-name="P2">The exit to the level is blocked by a high fence. <text:s/>When you defeat the helicopter it will crash into the gate allowing the player to p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meta:initial-creator>
    <meta:creation-date>2015-02-01T10:00:59</meta:creation-date>
    <dc:date>2015-02-17T07:24:28.079000000</dc:date>
    <meta:editing-duration>PT20H9M51S</meta:editing-duration>
    <meta:editing-cycles>5</meta:editing-cycles>
    <meta:generator>LibreOffice/4.3.5.2$Windows_x86 LibreOffice_project/3a87456aaa6a95c63eea1c1b3201acedf0751bd5</meta:generator>
    <meta:document-statistic meta:table-count="0" meta:image-count="0" meta:object-count="0" meta:page-count="4" meta:paragraph-count="80" meta:word-count="793" meta:character-count="4153" meta:non-whitespace-character-count="3469"/>
  </office:meta>
</office:document-meta>
</file>